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273045C0E9A608B0882.png" manifest:media-type="image/png"/>
  <manifest:file-entry manifest:full-path="Pictures/10000000000003DC0000027372843A8725A07D02.png" manifest:media-type="image/png"/>
  <manifest:file-entry manifest:full-path="Pictures/10000000000003DC00000273690079504DDC5E8F.png" manifest:media-type="image/png"/>
  <manifest:file-entry manifest:full-path="Pictures/10000000000003DC000002735E4EAED78BCBAF2F.png" manifest:media-type="image/png"/>
  <manifest:file-entry manifest:full-path="Pictures/10000000000003DC000002733F69D95257281B82.png" manifest:media-type="image/png"/>
  <manifest:file-entry manifest:full-path="Pictures/10000000000003DC00000273B71FAF9CF025781C.png" manifest:media-type="image/png"/>
  <manifest:file-entry manifest:full-path="Pictures/10000000000003DC0000027349A864AB1AB4E9BF.png" manifest:media-type="image/png"/>
  <manifest:file-entry manifest:full-path="Pictures/10000000000003DC00000273E1760F9EEAD13D11.png" manifest:media-type="image/png"/>
  <manifest:file-entry manifest:full-path="Pictures/10000000000003DC000002739C09B89395039730.png" manifest:media-type="image/png"/>
  <manifest:file-entry manifest:full-path="Pictures/10000000000003DC000002730FFF622E686242C5.png" manifest:media-type="image/png"/>
  <manifest:file-entry manifest:full-path="Pictures/10000000000003DC0000027360F5C8ACA08CB007.png" manifest:media-type="image/png"/>
  <manifest:file-entry manifest:full-path="Pictures/10000000000003DC00000273147B21F9001E6148.png" manifest:media-type="image/png"/>
  <manifest:file-entry manifest:full-path="Pictures/10000000000003DC00000273F147C8EC4828FD8E.png" manifest:media-type="image/png"/>
  <manifest:file-entry manifest:full-path="Pictures/10000000000003DC00000273D1FDD2A2EF3C760D.png" manifest:media-type="image/png"/>
  <manifest:file-entry manifest:full-path="Pictures/10000000000003DC000002732D182B79D204D687.png" manifest:media-type="image/png"/>
  <manifest:file-entry manifest:full-path="Pictures/10000000000003DC000002731081E8C70858CBB2.png" manifest:media-type="image/png"/>
  <manifest:file-entry manifest:full-path="Pictures/10000000000003DC000002735996C22C729607C8.png" manifest:media-type="image/png"/>
  <manifest:file-entry manifest:full-path="Pictures/10000000000003DC000002731FC1C4A90040ACB2.png" manifest:media-type="image/png"/>
  <manifest:file-entry manifest:full-path="Pictures/10000000000003DC00000273EA1E324D60B3109B.png" manifest:media-type="image/png"/>
  <manifest:file-entry manifest:full-path="Pictures/10000000000003DC00000273879472A0F5C83300.png" manifest:media-type="image/png"/>
  <manifest:file-entry manifest:full-path="Pictures/10000000000003DC000002731F17F38EB86CD924.png" manifest:media-type="image/png"/>
  <manifest:file-entry manifest:full-path="Pictures/10000000000003DC0000027362684483C7BE7305.png" manifest:media-type="image/png"/>
  <manifest:file-entry manifest:full-path="Pictures/10000000000003DC000002735228C8D840D85FD4.png" manifest:media-type="image/png"/>
  <manifest:file-entry manifest:full-path="Pictures/10000000000003DC00000273D1E0B4E2D59B6456.png" manifest:media-type="image/png"/>
  <manifest:file-entry manifest:full-path="Pictures/10000000000003DC00000273CAB62FB637DBA7AB.png" manifest:media-type="image/png"/>
  <manifest:file-entry manifest:full-path="Pictures/10000000000003DC00000273BC77924F7A475596.png" manifest:media-type="image/png"/>
  <manifest:file-entry manifest:full-path="Pictures/10000000000003DC00000273F19A719A08CF3316.png" manifest:media-type="image/png"/>
  <manifest:file-entry manifest:full-path="Pictures/10000000000003DC0000027334D7D3A66566439E.png" manifest:media-type="image/png"/>
  <manifest:file-entry manifest:full-path="Pictures/10000000000003DC00000273878914E0CF6F215B.png" manifest:media-type="image/png"/>
  <manifest:file-entry manifest:full-path="Pictures/10000000000003DC00000273369C68AEBA78F50A.png" manifest:media-type="image/png"/>
  <manifest:file-entry manifest:full-path="Pictures/10000000000003DC00000273DD50E5CAA6A4E13B.png" manifest:media-type="image/png"/>
  <manifest:file-entry manifest:full-path="Pictures/10000000000003DC00000273B7C998BB48090D8A.png" manifest:media-type="image/png"/>
  <manifest:file-entry manifest:full-path="Pictures/10000000000003DC0000027361591D4C29763010.png" manifest:media-type="image/png"/>
  <manifest:file-entry manifest:full-path="Pictures/10000000000003DC000002733401E481DD4A3608.png" manifest:media-type="image/png"/>
  <manifest:file-entry manifest:full-path="Pictures/10000000000003DC000002739CDF8FB42D2FE2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7cm" svg:height="4.422cm" svg:x="8.4cm" svg:y="1.1cm">
          <draw:image xlink:href="Pictures/10000000000003DC00000273B7C998BB48090D8A.png" xlink:type="simple" xlink:show="embed" xlink:actuate="onLoad">
            <text:p/>
          </draw:image>
        </draw:frame>
        <draw:frame draw:style-name="gr1" draw:text-style-name="P1" draw:layer="layout" svg:width="6.97cm" svg:height="4.422cm" svg:x="8.4cm" svg:y="5.978cm">
          <draw:image xlink:href="Pictures/10000000000003DC0000027362684483C7BE7305.png" xlink:type="simple" xlink:show="embed" xlink:actuate="onLoad">
            <text:p/>
          </draw:image>
        </draw:frame>
        <draw:frame draw:style-name="gr1" draw:text-style-name="P1" draw:layer="layout" svg:width="6.97cm" svg:height="4.422cm" svg:x="8.4cm" svg:y="10.778cm">
          <draw:image xlink:href="Pictures/10000000000003DC000002733401E481DD4A3608.png" xlink:type="simple" xlink:show="embed" xlink:actuate="onLoad">
            <text:p/>
          </draw:image>
        </draw:frame>
        <draw:frame draw:style-name="gr1" draw:text-style-name="P1" draw:layer="layout" svg:width="6.97cm" svg:height="4.422cm" svg:x="8.4cm" svg:y="20.5cm">
          <draw:image xlink:href="Pictures/10000000000003DC00000273BC77924F7A475596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20.5cm">
          <draw:image xlink:href="Pictures/10000000000003DC00000273EA1E324D60B3109B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15.6cm">
          <draw:image xlink:href="Pictures/10000000000003DC00000273D1E0B4E2D59B6456.png" xlink:type="simple" xlink:show="embed" xlink:actuate="onLoad">
            <text:p/>
          </draw:image>
        </draw:frame>
        <draw:frame draw:style-name="gr1" draw:text-style-name="P1" draw:layer="layout" svg:width="6.97cm" svg:height="4.422cm" svg:x="8.4cm" svg:y="15.6cm">
          <draw:image xlink:href="Pictures/10000000000003DC000002735996C22C729607C8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10.778cm">
          <draw:image xlink:href="Pictures/10000000000003DC000002730FFF622E686242C5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5.978cm">
          <draw:image xlink:href="Pictures/10000000000003DC0000027360F5C8ACA08CB007.png" xlink:type="simple" xlink:show="embed" xlink:actuate="onLoad">
            <text:p/>
          </draw:image>
        </draw:frame>
        <draw:frame draw:style-name="gr1" draw:text-style-name="P1" draw:layer="layout" svg:width="6.97cm" svg:height="4.422cm" svg:x="0.93cm" svg:y="1.078cm">
          <draw:image xlink:href="Pictures/10000000000003DC000002732D182B79D204D68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97cm" svg:height="4.422cm" svg:x="1.03cm" svg:y="10.878cm">
          <draw:image xlink:href="Pictures/10000000000003DC00000273F19A719A08CF3316.png" xlink:type="simple" xlink:show="embed" xlink:actuate="onLoad">
            <text:p/>
          </draw:image>
        </draw:frame>
        <draw:frame draw:style-name="gr1" draw:text-style-name="P1" draw:layer="layout" svg:width="6.97cm" svg:height="4.422cm" svg:x="8.53cm" svg:y="10.878cm">
          <draw:image xlink:href="Pictures/10000000000003DC000002735228C8D840D85FD4.png" xlink:type="simple" xlink:show="embed" xlink:actuate="onLoad">
            <text:p/>
          </draw:image>
        </draw:frame>
        <draw:frame draw:style-name="gr1" draw:text-style-name="P1" draw:layer="layout" svg:width="6.97cm" svg:height="4.422cm" svg:x="8.53cm" svg:y="6cm">
          <draw:image xlink:href="Pictures/10000000000003DC00000273878914E0CF6F215B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6cm">
          <draw:image xlink:href="Pictures/10000000000003DC00000273147B21F9001E6148.png" xlink:type="simple" xlink:show="embed" xlink:actuate="onLoad">
            <text:p/>
          </draw:image>
        </draw:frame>
        <draw:frame draw:style-name="gr1" draw:text-style-name="P1" draw:layer="layout" svg:width="6.97cm" svg:height="4.422cm" svg:x="8.5cm" svg:y="1.078cm">
          <draw:image xlink:href="Pictures/10000000000003DC00000273369C68AEBA78F50A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1.078cm">
          <draw:image xlink:href="Pictures/10000000000003DC00000273F147C8EC4828FD8E.png" xlink:type="simple" xlink:show="embed" xlink:actuate="onLoad">
            <text:p/>
          </draw:image>
        </draw:frame>
        <draw:frame draw:style-name="gr1" draw:text-style-name="P1" draw:layer="layout" svg:width="6.97cm" svg:height="4.422cm" svg:x="8.53cm" svg:y="20.8cm">
          <draw:image xlink:href="Pictures/10000000000003DC00000273DD50E5CAA6A4E13B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20.778cm">
          <draw:image xlink:href="Pictures/10000000000003DC000002731F17F38EB86CD924.png" xlink:type="simple" xlink:show="embed" xlink:actuate="onLoad">
            <text:p/>
          </draw:image>
        </draw:frame>
        <draw:frame draw:style-name="gr1" draw:text-style-name="P1" draw:layer="layout" svg:width="6.97cm" svg:height="4.422cm" svg:x="8.53cm" svg:y="15.8cm">
          <draw:image xlink:href="Pictures/10000000000003DC00000273CAB62FB637DBA7AB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15.8cm">
          <draw:image xlink:href="Pictures/10000000000003DC000002739CDF8FB42D2FE2A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97cm" svg:height="4.422cm" svg:x="1cm" svg:y="1.078cm">
          <draw:image xlink:href="Pictures/10000000000003DC0000027361591D4C29763010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1.078cm">
          <draw:image xlink:href="Pictures/10000000000003DC000002731081E8C70858CBB2.png" xlink:type="simple" xlink:show="embed" xlink:actuate="onLoad">
            <text:p/>
          </draw:image>
        </draw:frame>
        <draw:frame draw:style-name="gr1" draw:text-style-name="P1" draw:layer="layout" svg:width="6.97cm" svg:height="4.422cm" svg:x="8.5cm" svg:y="20.8cm">
          <draw:image xlink:href="Pictures/10000000000003DC000002739C09B89395039730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20.778cm">
          <draw:image xlink:href="Pictures/10000000000003DC0000027349A864AB1AB4E9BF.png" xlink:type="simple" xlink:show="embed" xlink:actuate="onLoad">
            <text:p/>
          </draw:image>
        </draw:frame>
        <draw:frame draw:style-name="gr1" draw:text-style-name="P1" draw:layer="layout" svg:width="6.97cm" svg:height="4.422cm" svg:x="8.5cm" svg:y="15.9cm">
          <draw:image xlink:href="Pictures/10000000000003DC000002731FC1C4A90040ACB2.png" xlink:type="simple" xlink:show="embed" xlink:actuate="onLoad">
            <text:p/>
          </draw:image>
        </draw:frame>
        <draw:frame draw:style-name="gr1" draw:text-style-name="P1" draw:layer="layout" svg:width="6.97cm" svg:height="4.422cm" svg:x="8.5cm" svg:y="10.9cm">
          <draw:image xlink:href="Pictures/10000000000003DC0000027334D7D3A66566439E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15.878cm">
          <draw:image xlink:href="Pictures/10000000000003DC00000273E1760F9EEAD13D11.png" xlink:type="simple" xlink:show="embed" xlink:actuate="onLoad">
            <text:p/>
          </draw:image>
        </draw:frame>
        <draw:frame draw:style-name="gr1" draw:text-style-name="P1" draw:layer="layout" svg:width="6.97cm" svg:height="4.422cm" svg:x="1.03cm" svg:y="5.978cm">
          <draw:image xlink:href="Pictures/10000000000003DC00000273B71FAF9CF025781C.png" xlink:type="simple" xlink:show="embed" xlink:actuate="onLoad">
            <text:p/>
          </draw:image>
        </draw:frame>
        <draw:frame draw:style-name="gr1" draw:text-style-name="P1" draw:layer="layout" svg:width="6.97cm" svg:height="4.422cm" svg:x="8.53cm" svg:y="5.978cm">
          <draw:image xlink:href="Pictures/10000000000003DC000002733F69D95257281B82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10.9cm">
          <draw:image xlink:href="Pictures/10000000000003DC00000273690079504DDC5E8F.png" xlink:type="simple" xlink:show="embed" xlink:actuate="onLoad">
            <text:p/>
          </draw:image>
        </draw:frame>
        <draw:frame draw:style-name="gr1" draw:text-style-name="P1" draw:layer="layout" svg:width="6.97cm" svg:height="4.422cm" svg:x="8.5cm" svg:y="1.1cm">
          <draw:image xlink:href="Pictures/10000000000003DC0000027372843A8725A07D0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97cm" svg:height="4.422cm" svg:x="1cm" svg:y="5.978cm">
          <draw:image xlink:href="Pictures/10000000000003DC00000273045C0E9A608B0882.png" xlink:type="simple" xlink:show="embed" xlink:actuate="onLoad">
            <text:p/>
          </draw:image>
        </draw:frame>
        <draw:frame draw:style-name="gr1" draw:text-style-name="P1" draw:layer="layout" svg:width="6.97cm" svg:height="4.422cm" svg:x="1cm" svg:y="1.078cm">
          <draw:image xlink:href="Pictures/10000000000003DC00000273D1FDD2A2EF3C760D.png" xlink:type="simple" xlink:show="embed" xlink:actuate="onLoad">
            <text:p/>
          </draw:image>
        </draw:frame>
        <draw:frame draw:style-name="gr1" draw:text-style-name="P1" draw:layer="layout" svg:width="6.97cm" svg:height="4.422cm" svg:x="8.53cm" svg:y="1.078cm">
          <draw:image xlink:href="Pictures/10000000000003DC00000273879472A0F5C83300.png" xlink:type="simple" xlink:show="embed" xlink:actuate="onLoad">
            <text:p/>
          </draw:image>
        </draw:frame>
        <draw:frame draw:style-name="gr1" draw:text-style-name="P1" draw:layer="layout" svg:width="6.97cm" svg:height="4.422cm" svg:x="8.5cm" svg:y="5.978cm">
          <draw:image xlink:href="Pictures/10000000000003DC000002735E4EAED78BCBAF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3:46:06.223576723</meta:creation-date>
    <dc:date>2018-01-29T14:29:59.992048614</dc:date>
    <meta:editing-duration>PT5M49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